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4E000002113B104BC444F619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measure" style:list-style-name="L1">
      <style:graphic-properties draw:textarea-vertical-align="middle" draw:line-distance="0.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508cm" svg:height="6.649cm" svg:x="0.992cm" svg:y="1.013cm">
          <draw:image xlink:href="Pictures/100000000000074E000002113B104BC444F6195C.png" xlink:type="simple" xlink:show="embed" xlink:actuate="onLoad">
            <text:p/>
          </draw:image>
        </draw:frame>
        <draw:measure draw:style-name="gr2" draw:text-style-name="P2" draw:layer="measurelines" svg:x1="24.3cm" svg:y1="2.4cm" svg:x2="24.3cm" svg:y2="5.7cm">
          <text:p text:style-name="P2">Remaining</text:p>
          <text:p text:style-name="P2">queries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3:15:56.459000000</meta:creation-date>
    <dc:date>2017-07-12T16:34:52.225000000</dc:date>
    <meta:editing-duration>PT29M46S</meta:editing-duration>
    <meta:editing-cycles>11</meta:editing-cycles>
    <meta:generator>LibreOffice/5.2.4.2$Windows_x86 LibreOffice_project/3d5603e1122f0f102b62521720ab13a38a4e0eb0</meta:generator>
    <meta:document-statistic meta:object-count="2"/>
  </office:meta>
</office:document-meta>
</file>